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111cm" fo:min-width="26.14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2.563cm" fo:min-width="10.821cm"/>
    </style:style>
    <style:style style:name="gr3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4.738cm" fo:min-width="10.113cm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147cm" fo:min-width="7.177cm"/>
    </style:style>
    <style:style style:name="gr6" style:family="graphic" style:parent-style-name="standard">
      <style:graphic-properties draw:textarea-horizontal-align="justify" draw:textarea-vertical-align="middle" draw:auto-grow-height="false" fo:min-height="3.54cm" fo:min-width="10.241cm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1.147cm" fo:min-width="7.1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3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afd095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style:font-size-asian="19.8999996185303pt"/>
    </style:style>
    <style:style style:name="P8" style:family="paragraph">
      <loext:graphic-properties draw:fill-color="#afd095"/>
      <style:paragraph-properties fo:text-align="center" style:writing-mode="lr-tb"/>
      <style:text-properties style:font-size-asian="19.8999996185303pt"/>
    </style:style>
    <style:style style:name="P9" style:family="paragraph">
      <loext:graphic-properties draw:fill="none" draw:fill-color="#ffffff"/>
      <style:paragraph-properties style:writing-mode="lr-tb"/>
      <style:text-properties style:font-size-asian="19.8999996185303pt"/>
    </style:style>
    <style:style style:name="T1" style:family="text">
      <style:text-properties fo:font-size="19.8999996185303pt"/>
    </style:style>
    <style:style style:name="T2" style:family="text">
      <style:text-properties style:font-size-asian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8.3cm" svg:height="17.021cm" svg:x="0.4cm" svg:y="0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545cm" svg:height="14.037cm" svg:x="1.51cm" svg:y="2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545cm" svg:height="14.037cm" svg:x="15.01cm" svg:y="2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932cm" svg:height="1.069cm" svg:x="12.544cm" svg:y="0.61cm">
          <draw:text-box>
            <text:p><text:span text:style-name="T1">IAM</text:span><text:span text:style-name="T1">ポリシー</text:span></text:p>
          </draw:text-box>
        </draw:frame>
        <draw:custom-shape draw:style-name="gr4" draw:text-style-name="P4" draw:layer="layout" svg:width="11.151cm" svg:height="5.526cm" svg:x="2.358cm" svg:y="4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827cm" svg:height="1.547cm" svg:x="4.18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1.151cm" svg:height="4.2cm" svg:x="2.358cm" svg:y="1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1.151cm" svg:height="4.2cm" svg:x="15.761cm" svg:y="1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077cm" svg:height="1.069cm" svg:x="5.146cm" svg:y="6.634cm">
          <draw:text-box>
            <text:p><text:span text:style-name="T1">AWS</text:span><text:span text:style-name="T1">管理ポリシー</text:span></text:p>
          </draw:text-box>
        </draw:frame>
        <draw:custom-shape draw:style-name="gr7" draw:text-style-name="P8" draw:layer="layout" svg:width="7.827cm" svg:height="1.547cm" svg:x="4.181cm" svg:y="8.236cm">
          <text:p text:style-name="P7"><text:span text:style-name="T2">カスタマー管理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4.718cm" svg:height="1.05cm" svg:x="5.575cm" svg:y="4.976cm">
          <draw:text-box>
            <text:p><text:span text:style-name="T2">管理ポリシー</text:span></text:p>
          </draw:text-box>
        </draw:frame>
        <draw:frame draw:style-name="gr9" draw:text-style-name="P9" draw:layer="layout" svg:width="6.969cm" svg:height="1.27cm" svg:x="4.824cm" svg:y="12.603cm">
          <draw:text-box>
            <text:p><text:span text:style-name="T2">インラインポリシー</text:span></text:p>
          </draw:text-box>
        </draw:frame>
        <draw:frame draw:style-name="gr10" draw:text-style-name="P3" draw:layer="layout" svg:width="10.829cm" svg:height="2.633cm" svg:x="2.68cm" svg:y="2.489cm">
          <draw:text-box>
            <text:p><text:span text:style-name="T1">アイデンティティベース</text:span></text:p>
            <text:p><text:span text:style-name="T1"><text:s/></text:span><text:span text:style-name="T1">(</text:span><text:span text:style-name="T1">ユーザー</text:span><text:span text:style-name="T1">/</text:span><text:span text:style-name="T1">グループ</text:span><text:span text:style-name="T1">/</text:span><text:span text:style-name="T1">ロール</text:span><text:span text:style-name="T1">)</text:span></text:p>
          </draw:text-box>
        </draw:frame>
        <draw:frame draw:style-name="gr10" draw:text-style-name="P9" draw:layer="layout" svg:width="10.829cm" svg:height="2.633cm" svg:x="15.868cm" svg:y="2.6cm">
          <draw:text-box>
            <text:p><text:span text:style-name="T2">リソースベース</text:span></text:p>
          </draw:text-box>
        </draw:frame>
        <draw:frame draw:style-name="gr9" draw:text-style-name="P9" draw:layer="layout" svg:width="6.969cm" svg:height="1.27cm" svg:x="18.12cm" svg:y="12.465cm">
          <draw:text-box>
            <text:p><text:span text:style-name="T2">インラインポリシー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0T09:50:25.616000000</meta:creation-date>
    <dc:date>2020-10-31T09:40:52.818000000</dc:date>
    <meta:editing-duration>PT8M7S</meta:editing-duration>
    <meta:editing-cycles>4</meta:editing-cycles>
    <meta:generator>LibreOffice/6.4.5.2$Windows_X86_64 LibreOffice_project/a726b36747cf2001e06b58ad5db1aa3a9a1872d6</meta:generator>
    <meta:document-statistic meta:object-count="15"/>
  </office:meta>
</office:document-meta>
</file>